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T1" style:family="text">
      <style:text-properties officeooo:rsid="001a5e9d"/>
    </style:style>
    <style:style style:name="gr1" style:family="graphic">
      <style:graphic-properties draw:stroke="solid" svg:stroke-width="0.0799in" draw:marker-start-width="0.2575in" draw:marker-end-width="0.2575in" draw:fill="none" draw:textarea-horizontal-align="justify" draw:textarea-vertical-align="middle" draw:auto-grow-height="false" fo:min-height="4.3752in" fo:min-width="4.8335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799in" draw:marker-start-width="0.2575in" draw:marker-end-width="0.2575in" draw:fill="none" draw:textarea-horizontal-align="justify" draw:textarea-vertical-align="middle" draw:auto-grow-height="false" fo:min-height="0.8654in" fo:min-width="2.7693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1">Program Code</text:span> <text:s/></text:h>
      <text:p text:style-name="Standard"/>
      <text:p text:style-name="Standard">def enter_sequence():</text:p>
      <text:p text:style-name="Standard"><text:s text:c="4"/>dnalist = []</text:p>
      <text:p text:style-name="Standard"><text:s text:c="4"/>dnain = input("Enter a DNA sequence: ")</text:p>
      <text:p text:style-name="Standard"/>
      <text:p text:style-name="Standard"><text:s text:c="4"/>for char in dnain:</text:p>
      <text:p text:style-name="Standard"><text:s text:c="8"/>dnalist.append(char)</text:p>
      <text:p text:style-name="Standard"/>
      <text:p text:style-name="Standard"/>
      <text:p text:style-name="Standard"><text:s text:c="4"/>process_select(dnalist)</text:p>
      <text:p text:style-name="Standard"/>
      <text:p text:style-name="Standard"><draw:custom-shape text:anchor-type="paragraph" draw:z-index="0" draw:name="Shape1" draw:style-name="gr1" draw:text-style-name="P1" svg:width="4.8335in" svg:height="4.3752in" svg:x="-0.0374in" svg:y="0.1402in"><text:p/><draw:enhanced-geometry svg:viewBox="0 0 21600 21600" draw:type="rectangle" draw:enhanced-path="M 0 0 L 21600 0 21600 21600 0 21600 0 0 Z N"/></draw:custom-shape></text:p>
      <text:p text:style-name="Standard">def process_select(dna):</text:p>
      <text:p text:style-name="Standard"><text:s text:c="4"/>print("")</text:p>
      <text:p text:style-name="Standard"><text:s text:c="4"/>print("Do what with DNA sequence?")</text:p>
      <text:p text:style-name="Standard"><text:s text:c="4"/>print("1 Display Sequence")</text:p>
      <text:p text:style-name="Standard"><text:s text:c="4"/>print("2 Find Complimentary Sequence")</text:p>
      <text:p text:style-name="Standard"><text:s text:c="4"/>print("3 Purge and Enter New Sequence")</text:p>
      <text:p text:style-name="Standard"><text:s text:c="4"/>selection = int(input("&gt; "))</text:p>
      <text:p text:style-name="Standard"><text:s text:c="4"/>if selection == 1:</text:p>
      <text:p text:style-name="Standard"><text:s text:c="8"/>print(space_strand(dna))</text:p>
      <text:p text:style-name="Standard"><text:s text:c="8"/>process_select(dna)</text:p>
      <text:p text:style-name="Standard"><text:s text:c="4"/>elif selection == 2:</text:p>
      <text:p text:style-name="Standard"><text:s text:c="8"/>print("")</text:p>
      <text:p text:style-name="Standard"><text:s text:c="8"/>output = translate(dna)</text:p>
      <text:p text:style-name="Standard"><text:s text:c="8"/>print("\nOutput has been flipped to correct prime ends.")</text:p>
      <text:p text:style-name="Standard"><text:s text:c="8"/>print(output)</text:p>
      <text:p text:style-name="Standard"><text:s text:c="8"/>process_select(dna)</text:p>
      <text:p text:style-name="Standard"><text:s text:c="4"/>elif selection == 3:</text:p>
      <text:p text:style-name="Standard"><text:s text:c="8"/>print("")</text:p>
      <text:p text:style-name="Standard"><text:s text:c="8"/>enter_sequence()</text:p>
      <text:p text:style-name="Standard"><text:s text:c="4"/>else:</text:p>
      <text:p text:style-name="Standard"><text:s text:c="8"/>print("Invalid selection!")</text:p>
      <text:p text:style-name="Standard"><text:s text:c="8"/>process_select(dna)</text:p>
      <text:p text:style-name="Standard"/>
      <text:p text:style-name="Standard">def find_complimentary_bases(dna):</text:p>
      <text:p text:style-name="Standard"><text:s text:c="4"/>ans = []</text:p>
      <text:p text:style-name="Standard"><text:s text:c="4"/>for i in range(len(dna)):</text:p>
      <text:p text:style-name="Standard"><text:s text:c="8"/>if dna[i] == "A":</text:p>
      <text:p text:style-name="Standard"><text:s text:c="12"/>ans.append("T")</text:p>
      <text:p text:style-name="Standard"><text:s text:c="8"/>elif dna[i] == "T":</text:p>
      <text:p text:style-name="Standard"><text:s text:c="12"/>ans.append("A")</text:p>
      <text:p text:style-name="Standard"><text:s text:c="8"/>elif dna[i] == "G":</text:p>
      <text:p text:style-name="Standard"><text:s text:c="12"/>ans.append("C")</text:p>
      <text:p text:style-name="Standard"><text:s text:c="8"/>elif dna[i] == "C":</text:p>
      <text:p text:style-name="Standard"><text:s text:c="12"/>ans.append("G")</text:p>
      <text:p text:style-name="Standard"><text:s text:c="8"/>else:</text:p>
      <text:p text:style-name="Standard"><text:soft-page-break/><text:s text:c="12"/>nil = 0</text:p>
      <text:p text:style-name="Standard"><text:s text:c="4"/>return ans</text:p>
      <text:p text:style-name="Standard"><text:s text:c="4"/></text:p>
      <text:p text:style-name="Standard"/>
      <text:p text:style-name="Standard">def flip_strand(dna):</text:p>
      <text:p text:style-name="Standard"><text:s text:c="4"/>answer = []</text:p>
      <text:p text:style-name="Standard"><text:s text:c="4"/>for i in reversed(dna):</text:p>
      <text:p text:style-name="Standard"><text:s text:c="8"/>answer.append(i)</text:p>
      <text:p text:style-name="Standard"><text:s text:c="4"/>return answer</text:p>
      <text:p text:style-name="Standard"/>
      <text:p text:style-name="Standard">def space_strand(dna):</text:p>
      <text:p text:style-name="Standard"><text:s text:c="4"/>stri = <text:s/>''.join(dna)</text:p>
      <text:p text:style-name="Standard"><text:s text:c="4"/>stri = " ".join(stri[i:i+3]</text:p>
      <text:p text:style-name="Standard"><text:s text:c="4"/>for i in range(0, len(stri), 3))</text:p>
      <text:p text:style-name="Standard"><text:s text:c="4"/>return stri</text:p>
      <text:p text:style-name="Standard"/>
      <text:p text:style-name="Standard"><text:s text:c="8"/></text:p>
      <text:p text:style-name="Standard"/>
      <text:p text:style-name="Standard"><text:s text:c="4"/>return dna</text:p>
      <text:p text:style-name="Standard"><draw:custom-shape text:anchor-type="paragraph" draw:z-index="1" draw:name="Shape2" draw:style-name="gr2" draw:text-style-name="P1" svg:width="3.9169in" svg:height="1.2224in" svg:x="-0.6626in" svg:y="0.0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def translate(dna):</text:p>
      <text:p text:style-name="Standard"><text:s text:c="4"/>toFlip = find_complimentary_bases(dna)</text:p>
      <text:p text:style-name="Standard"><text:s text:c="4"/>final = flip_strand(toFlip)</text:p>
      <text:p text:style-name="Standard"><text:s text:c="4"/>final = space_strand(final)</text:p>
      <text:p text:style-name="Standard"><text:s text:c="4"/>return final</text:p>
      <text:p text:style-name="Standard"/>
      <text:p text:style-name="Standard">enter_sequence(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2:31:35.913122551</meta:creation-date>
    <dc:date>2019-04-19T12:39:07.277750736</dc:date>
    <meta:editing-duration>PT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2" meta:word-count="159" meta:character-count="1545" meta:non-whitespace-character-count="1111"/>
  </office:meta>
</office:document-meta>
</file>